
<file path=META-INF/manifest.xml><?xml version="1.0" encoding="utf-8"?>
<manifest:manifest xmlns:manifest="urn:oasis:names:tc:opendocument:xmlns:manifest:1.0">
  <manifest:file-entry manifest:full-path="/" manifest:media-type="application/vnd.oasis.opendocument.presentation"/>
  <manifest:file-entry manifest:full-path="Configurations2/" manifest:media-type="application/vnd.sun.xml.ui.configuration"/>
  <manifest:file-entry manifest:full-path="Configurations2/accelerator/current.xml" manifest:media-type=""/>
  <manifest:file-entry manifest:full-path="Object 1/" manifest:media-type="application/vnd.oasis.opendocument.text"/>
  <manifest:file-entry manifest:full-path="Object 1/Pictures/10000012000000320000003255C8389B.gif" manifest:media-type=""/>
  <manifest:file-entry manifest:full-path="Object 1/content.xml" manifest:media-type=""/>
  <manifest:file-entry manifest:full-path="Object 1/settings.xml" manifest:media-type=""/>
  <manifest:file-entry manifest:full-path="Object 1/styles.xml" manifest:media-type=""/>
  <manifest:file-entry manifest:full-path="Object 2/" manifest:media-type="application/vnd.oasis.opendocument.text"/>
  <manifest:file-entry manifest:full-path="Object 2/Pictures/10000000000002010000015DD0796DBE.png" manifest:media-type=""/>
  <manifest:file-entry manifest:full-path="Object 2/content.xml" manifest:media-type=""/>
  <manifest:file-entry manifest:full-path="Object 2/settings.xml" manifest:media-type=""/>
  <manifest:file-entry manifest:full-path="Object 2/styles.xml" manifest:media-type=""/>
  <manifest:file-entry manifest:full-path="ObjectReplacements/Object 1" manifest:media-type=""/>
  <manifest:file-entry manifest:full-path="ObjectReplacements/Object 2" manifest:media-type=""/>
  <manifest:file-entry manifest:full-path="Pictures/100000000000005E0000005E469E6667.png" manifest:media-type="image/png"/>
  <manifest:file-entry manifest:full-path="Thumbnails/thumbnail.png" manifest:media-type=""/>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drawing-page-properties presentation:background-visible="true" presentation:background-objects-visible="true" draw:fill="bitmap" draw:fill-image-name="Linen" draw:fill-image-width="0.483cm" draw:fill-image-height="0.483cm" draw:tile-repeat-offset="0% vertical"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9" style:family="graphic" style:parent-style-name="standard" style:list-style-name="L23">
      <style:graphic-properties draw:stroke="none" draw:fill="none" draw:fill-color="#ffffff" fo:min-height="5.187cm" fo:wrap-option="wrap"/>
    </style:style>
    <style:style style:name="gr10" style:family="graphic" style:parent-style-name="standard">
      <style:graphic-properties draw:ole-draw-aspect="1"/>
    </style:style>
    <style:style style:name="gr11" style:family="graphic">
      <style:graphic-properties style:protect="size"/>
    </style:style>
    <style:style style:name="pr5" style:family="presentation" style:parent-style-name="_28_Default_29__20_Title_20_Master-title" style:list-style-name="L23">
      <style:graphic-properties draw:fill-color="#ffffff" draw:auto-grow-height="true" fo:min-height="5.08cm" fo:wrap-option="wrap"/>
    </style:style>
    <style:style style:name="pr12" style:family="presentation" style:parent-style-name="_28_Default_29__20_Title_20_Master-notes" style:list-style-name="L24">
      <style:graphic-properties draw:fill-color="#ffffff" draw:auto-grow-height="true" fo:min-height="12.405cm" fo:wrap-option="wrap"/>
    </style:style>
    <style:style style:name="P3" style:family="paragraph">
      <style:paragraph-properties fo:margin-left="0cm" fo:margin-right="0cm" fo:margin-top="0.176cm" fo:margin-bottom="0.176cm" fo:line-height="150%" fo:text-align="justify" fo:text-align-last="justify" fo:text-indent="0cm" style:text-autospace="ideograph-alpha" style:punctuation-wrap="simple" style:line-break="strict" style:writing-mode="lr-tb">
        <style:tab-stops/>
      </style:paragraph-properties>
      <style:text-properties fo:color="#000000" style:text-outline="false" style:text-line-through-style="none" style:text-position="0% 100%" fo:font-family="'Times New Roman'" style:font-family-generic="roman" style:font-pitch="variable" fo:font-size="44pt" fo:letter-spacing="normal" fo:language="en" fo:country="US" fo:font-style="normal" fo:text-shadow="none" style:text-underline-style="none" fo:font-weight="normal" style:text-underline-mode="continuous" style:text-overline-mode="continuous" style:text-line-through-mode="continuous" style:letter-kerning="false" style:font-family-asian="SimSun" style:font-pitch-asian="variable" style:font-size-asian="44pt" style:language-asian="zxx" style:country-asian="none" style:font-style-asian="normal" style:font-weight-asian="normal" style:font-family-complex="Tahoma" style:font-pitch-complex="variable" style:font-size-complex="44pt" style:language-complex="zxx" style:country-complex="none" style:font-style-complex="normal" style:font-weight-complex="normal" style:text-emphasize="none" style:text-scale="100%" style:font-relief="none" style:text-overline-style="none" style:text-overline-color="font-color" fo:hyphenate="false"/>
    </style:style>
    <style:style style:name="P6" style:family="paragraph">
      <style:paragraph-properties fo:margin-left="0cm" fo:margin-right="0cm" fo:margin-top="0.176cm" fo:margin-bottom="0.176cm" fo:line-height="150%" fo:text-align="justify" fo:text-align-last="justify" fo:text-indent="0cm" style:text-autospace="ideograph-alpha" style:punctuation-wrap="simple" style:line-break="strict" style:writing-mode="lr-tb">
        <style:tab-stops/>
      </style:paragraph-properties>
      <style:text-properties fo:color="#ffff00" style:text-outline="false" style:text-line-through-style="none" style:text-position="0% 100%" fo:font-family="'Times New Roman'" style:font-family-generic="roman" style:font-pitch="variable" fo:font-size="44pt" fo:letter-spacing="normal" fo:language="en" fo:country="US" fo:font-style="normal" fo:text-shadow="none" style:text-underline-style="none" fo:font-weight="normal" style:text-underline-mode="continuous" style:text-overline-mode="continuous" style:text-line-through-mode="continuous" style:letter-kerning="false" style:font-family-asian="SimSun" style:font-pitch-asian="variable" style:font-size-asian="44pt" style:language-asian="zxx" style:country-asian="none" style:font-style-asian="normal" style:font-weight-asian="normal" style:font-family-complex="Tahoma" style:font-pitch-complex="variable" style:font-size-complex="44pt" style:language-complex="zxx" style:country-complex="none" style:font-style-complex="normal" style:font-weight-complex="normal" style:text-emphasize="none" style:text-scale="100%" style:font-relief="none" style:text-overline-style="none" style:text-overline-color="font-color" fo:hyphenate="false"/>
    </style:style>
    <style:style style:name="P7" style:family="paragraph">
      <style:paragraph-properties fo:margin-left="0cm" fo:margin-right="0cm" fo:margin-top="0.282cm" fo:margin-bottom="0.212cm" fo:line-height="200%" fo:text-align="end" fo:text-indent="1.397cm" style:text-autospace="none" style:punctuation-wrap="simple" style:line-break="strict" style:writing-mode="lr-tb">
        <style:tab-stops/>
      </style:paragraph-properties>
      <style:text-properties fo:color="#000000" style:text-outline="false" style:text-line-through-style="none" style:text-position="0% 100%" fo:font-family="'Times New Roman'" style:font-family-generic="roman" style:font-pitch="variable" fo:font-size="24pt" fo:letter-spacing="normal" fo:language="en" fo:country="US" fo:font-style="normal" fo:text-shadow="none" style:text-underline-style="none" fo:font-weight="normal" style:text-underline-mode="continuous" style:text-overline-mode="continuous" style:text-line-through-mode="continuous" style:letter-kerning="false" style:font-family-asian="SimSun" style:font-pitch-asian="variable" style:font-size-asian="24pt" style:language-asian="zxx" style:country-asian="none" style:font-style-asian="normal" style:font-weight-asian="normal" style:font-family-complex="Tahoma" style:font-pitch-complex="variable" style:font-size-complex="24pt" style:language-complex="zxx" style:country-complex="none" style:font-style-complex="normal" style:font-weight-complex="normal" style:text-emphasize="none" style:text-scale="100%" style:font-relief="none" style:text-overline-style="none" style:text-overline-color="font-color" fo:hyphenate="false"/>
    </style:style>
    <style:style style:name="P13" style:family="paragraph">
      <style:paragraph-properties fo:margin-left="0.6cm" fo:margin-right="0cm" fo:margin-top="0cm" fo:margin-bottom="0cm" fo:line-height="100%" fo:text-align="start" fo:text-indent="-0.6cm" style:text-autospace="ideograph-alpha" style:punctuation-wrap="simple" style:line-break="strict" style:writing-mode="lr-tb">
        <style:tab-stops/>
      </style:paragraph-properties>
      <style:text-properties fo:color="#000000" style:text-outline="false" style:text-line-through-style="none" style:text-position="0% 100%" fo:font-family="'Times New Roman'" style:font-family-generic="roman" style:font-pitch="variable" fo:font-size="21.7999992370605pt" fo:letter-spacing="normal" fo:language="en" fo:country="US" fo:font-style="normal" fo:text-shadow="none" style:text-underline-style="none" fo:font-weight="normal" style:text-underline-mode="continuous" style:text-overline-mode="continuous" style:text-line-through-mode="continuous" style:letter-kerning="false" style:font-family-asian="SimSun" style:font-pitch-asian="variable" style:font-size-asian="20pt" style:language-asian="zxx" style:country-asian="none" style:font-style-asian="normal" style:font-weight-asian="normal" style:font-family-complex="Tahoma" style:font-pitch-complex="variable" style:font-size-complex="20pt" style:language-complex="zxx" style:country-complex="none" style:font-style-complex="normal" style:font-weight-complex="normal" style:text-emphasize="none" style:text-scale="100%" style:font-relief="none" style:text-overline-style="none" style:text-overline-color="font-color" fo:hyphenate="false"/>
    </style:style>
    <style:style style:name="T4" style:family="text">
      <style:text-properties fo:color="#ffff00" style:text-outline="false" style:text-position="0% 100%" fo:font-family="'Lucida Sans Typewriter'" style:font-family-generic="swiss" style:font-pitch="fixed" fo:font-size="20pt" fo:letter-spacing="normal" fo:language="en" fo:country="US" fo:font-style="italic" fo:text-shadow="none" fo:font-weight="normal" style:text-underline-mode="continuous" style:text-overline-mode="continuous" style:text-line-through-mode="continuous" style:letter-kerning="false" style:font-family-asian="Arial" style:font-pitch-asian="variable" style:font-size-asian="20pt" style:language-asian="zxx" style:country-asian="none" style:font-style-asian="normal" style:font-weight-asian="normal" style:font-family-complex="Tahoma" style:font-pitch-complex="variable" style:font-size-complex="20pt" style:language-complex="zxx" style:country-complex="none" style:font-style-complex="normal" style:font-weight-complex="normal" style:text-emphasize="none" style:text-scale="100%" style:font-relief="none"/>
    </style:style>
    <style:style style:name="T8" style:family="text">
      <style:text-properties fo:color="#000000" style:text-outline="false" style:text-position="0% 100%" fo:font-family="Aharoni" style:font-pitch="variable" fo:font-size="20pt" fo:letter-spacing="normal" fo:language="en" fo:country="US" fo:font-style="normal" fo:text-shadow="none" fo:font-weight="normal" style:text-underline-mode="continuous" style:text-overline-mode="continuous" style:text-line-through-mode="continuous" style:letter-kerning="false" style:font-family-asian="Aharoni" style:font-pitch-asian="variable" style:font-size-asian="20pt" style:language-asian="zxx" style:country-asian="none" style:font-style-asian="normal" style:font-weight-asian="normal" style:font-family-complex="Aharoni" style:font-pitch-complex="variable" style:font-size-complex="20pt" style:language-complex="zxx" style:country-complex="none" style:font-style-complex="normal" style:font-weight-complex="normal" style:text-emphasize="none" style:text-scale="100%" style:font-relief="none"/>
    </style:style>
    <text:list-style style:name="L2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slide3-page1" draw:style-name="dp1" draw:master-page-name="_28_Default_29__20_Title_20_Master" presentation:presentation-page-layout-name="ALT19">
        <office:forms form:automatic-focus="false" form:apply-design-mode="false"/>
        <draw:frame draw:name="Title text4" presentation:style-name="pr5" draw:text-style-name="P6" draw:layer="layout" svg:width="23.912cm" svg:height="5.08cm" svg:x="1.917cm" svg:y="2.184cm" presentation:class="title" presentation:user-transformed="true">
          <draw:text-box>
            <text:p text:style-name="P3">
							<text:span text:style-name="T4">And this is just the start. Developers are invited to freely host their open source ODF libraries and tools within the ODF Toolkit, to join the existing projects, and to collaborate with ODF developers everywhere.</text:span>
						</text:p>
          </draw:text-box>
        </draw:frame>
        <draw:frame draw:name="Text Frame1" draw:style-name="gr9" draw:text-style-name="P7" draw:layer="layout" svg:width="23.549cm" svg:height="5.437cm" svg:x="1.972cm" svg:y="9.459cm">
          <draw:text-box>
            <text:p text:style-name="P7">
							<text:span text:style-name="T8">The ODF Toolkit provides Mercurial for hosting your code, forums, mailing lists, wikis, an issue tracking system, and personalized home pages. More will come.</text:span>
						</text:p>
          </draw:text-box>
        </draw:frame>
        <draw:frame draw:name="embedded object (OLE)12" draw:style-name="gr10" draw:layer="layout" svg:width="17.025cm" svg:height="6.483cm" svg:x="0.421cm" svg:y="13.803cm">
          <draw:object xlink:href="./Object 1" xlink:type="simple" xlink:show="embed" xlink:actuate="onLoad"/>
          <draw:image xlink:href="./ObjectReplacements/Object 1" xlink:type="simple" xlink:show="embed" xlink:actuate="onLoad"/>
        </draw:frame>
        <draw:frame draw:name="embedded object (OLE)13" draw:style-name="gr10" draw:layer="layout" svg:width="16.964cm" svg:height="2.96cm" svg:x="11.033cm" svg:y="16.429cm">
          <draw:object xlink:href="./Object 2" xlink:type="simple" xlink:show="embed" xlink:actuate="onLoad"/>
          <draw:image xlink:href="./ObjectReplacements/Object 2" xlink:type="simple" xlink:show="embed" xlink:actuate="onLoad"/>
        </draw:frame>
        <presentation:notes draw:style-name="dp2">
          <office:forms form:automatic-focus="false" form:apply-design-mode="false"/>
          <draw:page-thumbnail draw:style-name="gr11" draw:layer="layout" svg:width="17.407cm" svg:height="11.176cm" svg:x="2.091cm" svg:y="0.927cm" draw:page-number="1" presentation:class="page"/>
          <draw:frame presentation:style-name="pr12" draw:text-style-name="P13" draw:layer="layout" svg:width="18.438cm" svg:height="12.405cm" svg:x="1.585cm" svg:y="13.187cm" presentation:class="notes" presentation:placeholder="true">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fill-image draw:name="Linen" xlink:href="Pictures/100000000000005E0000005E469E6667.png" xlink:type="simple" xlink:show="embed" xlink:actuate="onLoad"/>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Arial"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06cm" svg:stroke-color="#808080" draw:marker-start-width="0.3cm" draw:marker-start-center="false" draw:marker-end-width="0.3cm" draw:marker-end-center="false" draw:fill="solid" draw:fill-color="#ffff99"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_28_Default_29__20_Title_20_Master-background" style:display-name="(Default) Title Master-background" style:family="presentation">
      <style:graphic-properties draw:stroke="none" draw:fill="none"/>
      <style:text-properties style:letter-kerning="true"/>
    </style:style>
    <style:style style:name="_28_Default_29__20_Title_20_Master-backgroundobjects" style:display-name="(Default) Title Master-backgroundobjects" style:family="presentation">
      <style:graphic-properties draw:shadow="hidden" draw:shadow-offset-x="0.3cm" draw:shadow-offset-y="0.3cm" draw:shadow-color="#808080"/>
      <style:text-properties style:letter-kerning="true"/>
    </style:style>
    <style:style style:name="_28_Default_29__20_Title_20_Master-notes" style:display-name="(Default) Title Master-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S Gothic'"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28_Default_29__20_Title_20_Master-outline1" style:display-name="(Default) Title Master-outline1" style:family="presentation">
      <style:graphic-properties draw:stroke="none" draw:fill="none">
        <text:list-style style:name="_28_Default_29__20_Title_20_Master-outline1" style:display-name="(Default) Title Ma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28_Default_29__20_Title_20_Master-outline2" style:display-name="(Default) Title Master-outline2" style:family="presentation" style:parent-style-name="_28_Default_29__20_Title_20_Master-outline1">
      <style:paragraph-properties fo:margin-top="0cm" fo:margin-bottom="0.4cm"/>
      <style:text-properties fo:font-size="28pt" style:font-size-asian="28pt" style:font-size-complex="28pt"/>
    </style:style>
    <style:style style:name="_28_Default_29__20_Title_20_Master-outline3" style:display-name="(Default) Title Master-outline3" style:family="presentation" style:parent-style-name="_28_Default_29__20_Title_20_Master-outline2">
      <style:paragraph-properties fo:margin-top="0cm" fo:margin-bottom="0.3cm"/>
      <style:text-properties fo:font-size="24pt" style:font-size-asian="24pt" style:font-size-complex="24pt"/>
    </style:style>
    <style:style style:name="_28_Default_29__20_Title_20_Master-outline4" style:display-name="(Default) Title Master-outline4" style:family="presentation" style:parent-style-name="_28_Default_29__20_Title_20_Master-outline3">
      <style:paragraph-properties fo:margin-top="0cm" fo:margin-bottom="0.2cm"/>
      <style:text-properties fo:font-size="20pt" style:font-size-asian="20pt" style:font-size-complex="20pt"/>
    </style:style>
    <style:style style:name="_28_Default_29__20_Title_20_Master-outline5" style:display-name="(Default) Title Master-outline5" style:family="presentation" style:parent-style-name="_28_Default_29__20_Title_20_Master-outline4">
      <style:paragraph-properties fo:margin-top="0cm" fo:margin-bottom="0.1cm"/>
      <style:text-properties fo:font-size="20pt" style:font-size-asian="20pt" style:font-size-complex="20pt"/>
    </style:style>
    <style:style style:name="_28_Default_29__20_Title_20_Master-outline6" style:display-name="(Default) Title Master-outline6" style:family="presentation" style:parent-style-name="_28_Default_29__20_Title_20_Master-outline5">
      <style:paragraph-properties fo:margin-top="0cm" fo:margin-bottom="0.1cm"/>
      <style:text-properties fo:font-size="20pt" style:font-size-asian="20pt" style:font-size-complex="20pt"/>
    </style:style>
    <style:style style:name="_28_Default_29__20_Title_20_Master-outline7" style:display-name="(Default) Title Master-outline7" style:family="presentation" style:parent-style-name="_28_Default_29__20_Title_20_Master-outline6">
      <style:paragraph-properties fo:margin-top="0cm" fo:margin-bottom="0.1cm"/>
      <style:text-properties fo:font-size="20pt" style:font-size-asian="20pt" style:font-size-complex="20pt"/>
    </style:style>
    <style:style style:name="_28_Default_29__20_Title_20_Master-outline8" style:display-name="(Default) Title Master-outline8" style:family="presentation" style:parent-style-name="_28_Default_29__20_Title_20_Master-outline7">
      <style:paragraph-properties fo:margin-top="0cm" fo:margin-bottom="0.1cm"/>
      <style:text-properties fo:font-size="20pt" style:font-size-asian="20pt" style:font-size-complex="20pt"/>
    </style:style>
    <style:style style:name="_28_Default_29__20_Title_20_Master-outline9" style:display-name="(Default) Title Master-outline9" style:family="presentation" style:parent-style-name="_28_Default_29__20_Title_20_Master-outline8">
      <style:paragraph-properties fo:margin-top="0cm" fo:margin-bottom="0.1cm"/>
      <style:text-properties fo:font-size="20pt" style:font-size-asian="20pt" style:font-size-complex="20pt"/>
    </style:style>
    <style:style style:name="_28_Default_29__20_Title_20_Master-subtitle" style:display-name="(Default) Title Master-subtitle" style:family="presentation">
      <style:graphic-properties draw:stroke="none" draw:fill="none" draw:textarea-vertical-align="middle">
        <text:list-style style:name="_28_Default_29__20_Title_20_Master-subtitle" style:display-name="(Default) Title Mas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28_Default_29__20_Title_20_Master-title" style:display-name="(Default) Title Master-title" style:family="presentation">
      <style:graphic-properties draw:stroke="none" draw:fill="none" draw:textarea-vertical-align="middle">
        <text:list-style style:name="_28_Default_29__20_Title_20_Master-title" style:display-name="(Default) Title Mas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S Gothic'"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_28_Default_29__20_Title_2f_Text_20_Master-background" style:display-name="(Default) Title/Text Master-background" style:family="presentation">
      <style:graphic-properties draw:stroke="none" draw:fill="none"/>
      <style:text-properties style:letter-kerning="true"/>
    </style:style>
    <style:style style:name="_28_Default_29__20_Title_2f_Text_20_Master-backgroundobjects" style:display-name="(Default) Title/Text Master-backgroundobjects" style:family="presentation">
      <style:graphic-properties draw:shadow="hidden" draw:shadow-offset-x="0.3cm" draw:shadow-offset-y="0.3cm" draw:shadow-color="#808080"/>
      <style:text-properties style:letter-kerning="true"/>
    </style:style>
    <style:style style:name="_28_Default_29__20_Title_2f_Text_20_Master-notes" style:display-name="(Default) Title/Text Master-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S Gothic'"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28_Default_29__20_Title_2f_Text_20_Master-outline1" style:display-name="(Default) Title/Text Master-outline1" style:family="presentation">
      <style:graphic-properties draw:stroke="none" draw:fill="none">
        <text:list-style style:name="_28_Default_29__20_Title_2f_Text_20_Master-outline1" style:display-name="(Default) Title/Text Ma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28_Default_29__20_Title_2f_Text_20_Master-outline2" style:display-name="(Default) Title/Text Master-outline2" style:family="presentation" style:parent-style-name="_28_Default_29__20_Title_2f_Text_20_Master-outline1">
      <style:paragraph-properties fo:margin-top="0cm" fo:margin-bottom="0.4cm"/>
      <style:text-properties fo:font-size="28pt" style:font-size-asian="28pt" style:font-size-complex="28pt"/>
    </style:style>
    <style:style style:name="_28_Default_29__20_Title_2f_Text_20_Master-outline3" style:display-name="(Default) Title/Text Master-outline3" style:family="presentation" style:parent-style-name="_28_Default_29__20_Title_2f_Text_20_Master-outline2">
      <style:paragraph-properties fo:margin-top="0cm" fo:margin-bottom="0.3cm"/>
      <style:text-properties fo:font-size="24pt" style:font-size-asian="24pt" style:font-size-complex="24pt"/>
    </style:style>
    <style:style style:name="_28_Default_29__20_Title_2f_Text_20_Master-outline4" style:display-name="(Default) Title/Text Master-outline4" style:family="presentation" style:parent-style-name="_28_Default_29__20_Title_2f_Text_20_Master-outline3">
      <style:paragraph-properties fo:margin-top="0cm" fo:margin-bottom="0.2cm"/>
      <style:text-properties fo:font-size="20pt" style:font-size-asian="20pt" style:font-size-complex="20pt"/>
    </style:style>
    <style:style style:name="_28_Default_29__20_Title_2f_Text_20_Master-outline5" style:display-name="(Default) Title/Text Master-outline5" style:family="presentation" style:parent-style-name="_28_Default_29__20_Title_2f_Text_20_Master-outline4">
      <style:paragraph-properties fo:margin-top="0cm" fo:margin-bottom="0.1cm"/>
      <style:text-properties fo:font-size="20pt" style:font-size-asian="20pt" style:font-size-complex="20pt"/>
    </style:style>
    <style:style style:name="_28_Default_29__20_Title_2f_Text_20_Master-outline6" style:display-name="(Default) Title/Text Master-outline6" style:family="presentation" style:parent-style-name="_28_Default_29__20_Title_2f_Text_20_Master-outline5">
      <style:paragraph-properties fo:margin-top="0cm" fo:margin-bottom="0.1cm"/>
      <style:text-properties fo:font-size="20pt" style:font-size-asian="20pt" style:font-size-complex="20pt"/>
    </style:style>
    <style:style style:name="_28_Default_29__20_Title_2f_Text_20_Master-outline7" style:display-name="(Default) Title/Text Master-outline7" style:family="presentation" style:parent-style-name="_28_Default_29__20_Title_2f_Text_20_Master-outline6">
      <style:paragraph-properties fo:margin-top="0cm" fo:margin-bottom="0.1cm"/>
      <style:text-properties fo:font-size="20pt" style:font-size-asian="20pt" style:font-size-complex="20pt"/>
    </style:style>
    <style:style style:name="_28_Default_29__20_Title_2f_Text_20_Master-outline8" style:display-name="(Default) Title/Text Master-outline8" style:family="presentation" style:parent-style-name="_28_Default_29__20_Title_2f_Text_20_Master-outline7">
      <style:paragraph-properties fo:margin-top="0cm" fo:margin-bottom="0.1cm"/>
      <style:text-properties fo:font-size="20pt" style:font-size-asian="20pt" style:font-size-complex="20pt"/>
    </style:style>
    <style:style style:name="_28_Default_29__20_Title_2f_Text_20_Master-outline9" style:display-name="(Default) Title/Text Master-outline9" style:family="presentation" style:parent-style-name="_28_Default_29__20_Title_2f_Text_20_Master-outline8">
      <style:paragraph-properties fo:margin-top="0cm" fo:margin-bottom="0.1cm"/>
      <style:text-properties fo:font-size="20pt" style:font-size-asian="20pt" style:font-size-complex="20pt"/>
    </style:style>
    <style:style style:name="_28_Default_29__20_Title_2f_Text_20_Master-subtitle" style:display-name="(Default) Title/Text Master-subtitle" style:family="presentation">
      <style:graphic-properties draw:stroke="none" draw:fill="none" draw:textarea-vertical-align="middle">
        <text:list-style style:name="_28_Default_29__20_Title_2f_Text_20_Master-subtitle" style:display-name="(Default) Title/Text Mas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28_Default_29__20_Title_2f_Text_20_Master-title" style:display-name="(Default) Title/Text Master-title" style:family="presentation">
      <style:graphic-properties draw:stroke="none" draw:fill="none" draw:textarea-vertical-align="middle">
        <text:list-style style:name="_28_Default_29__20_Title_2f_Text_20_Master-title" style:display-name="(Default) Title/Text Mas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S Gothic'"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4" style:family="graphic" style:parent-style-name="standard">
      <style:graphic-properties draw:stroke="none" draw:fill="none" draw:fill-color="#ffffff" draw:auto-grow-height="false" fo:min-height="1.397cm" fo:wrap-option="wrap"/>
    </style:style>
    <style:style style:name="Mgr8" style:family="graphic" style:parent-style-name="standard">
      <style:graphic-properties draw:stroke="none" draw:fill="none" draw:fill-color="#ffffff" draw:textarea-vertical-align="bottom" draw:auto-grow-height="false" fo:min-height="1.397cm" fo:wrap-option="wrap"/>
    </style:style>
    <style:style style:name="Mpr9" style:family="presentation" style:parent-style-name="_28_Default_29__20_Title_20_Master-title">
      <style:graphic-properties fo:wrap-option="wrap"/>
    </style:style>
    <style:style style:name="Mpr10" style:family="presentation" style:parent-style-name="_28_Default_29__20_Title_20_Master-subtitle">
      <style:graphic-properties fo:wrap-option="wrap"/>
    </style:style>
    <style:style style:name="Mpr11" style:family="presentation" style:parent-style-name="_28_Default_29__20_Title_20_Master-backgroundobjects">
      <style:graphic-properties draw:stroke="none" draw:fill="none" draw:fill-color="#ffffff" draw:auto-grow-height="false" fo:min-height="1.449cm" fo:wrap-option="wrap"/>
    </style:style>
    <style:style style:name="Mpr14" style:family="presentation" style:parent-style-name="_28_Default_29__20_Title_20_Master-notes">
      <style:graphic-properties fo:wrap-option="wrap"/>
    </style:style>
    <style:style style:name="Mpr15" style:family="presentation" style:parent-style-name="_28_Default_29__20_Title_20_Master-backgroundobjects">
      <style:graphic-properties draw:stroke="none" draw:fill="none" draw:fill-color="#ffffff" draw:auto-grow-height="false" fo:min-height="1.397cm" fo:wrap-option="wrap"/>
    </style:style>
    <style:style style:name="Mpr16" style:family="presentation" style:parent-style-name="_28_Default_29__20_Title_20_Master-backgroundobjects">
      <style:graphic-properties draw:stroke="none" draw:fill="none" draw:fill-color="#ffffff" draw:textarea-vertical-align="bottom" draw:auto-grow-height="false" fo:min-height="1.397cm" fo:wrap-option="wrap"/>
    </style:style>
    <style:style style:name="Mpr17" style:family="presentation" style:parent-style-name="_28_Default_29__20_Title_2f_Text_20_Master-title">
      <style:graphic-properties fo:wrap-option="wrap"/>
    </style:style>
    <style:style style:name="Mpr18" style:family="presentation" style:parent-style-name="_28_Default_29__20_Title_2f_Text_20_Master-outline1">
      <style:graphic-properties fo:wrap-option="wrap"/>
    </style:style>
    <style:style style:name="Mpr19" style:family="presentation" style:parent-style-name="_28_Default_29__20_Title_2f_Text_20_Master-backgroundobjects">
      <style:graphic-properties draw:stroke="none" draw:fill="none" draw:fill-color="#ffffff" draw:auto-grow-height="false" fo:min-height="1.449cm" fo:wrap-option="wrap"/>
    </style:style>
    <style:style style:name="Mpr20" style:family="presentation" style:parent-style-name="_28_Default_29__20_Title_2f_Text_20_Master-notes">
      <style:graphic-properties fo:wrap-option="wrap"/>
    </style:style>
    <style:style style:name="Mpr21" style:family="presentation" style:parent-style-name="_28_Default_29__20_Title_2f_Text_20_Master-backgroundobjects">
      <style:graphic-properties draw:stroke="none" draw:fill="none" draw:fill-color="#ffffff" draw:auto-grow-height="false" fo:min-height="1.397cm" fo:wrap-option="wrap"/>
    </style:style>
    <style:style style:name="Mpr22" style:family="presentation" style:parent-style-name="_28_Default_29__20_Title_2f_Text_20_Master-backgroundobjects">
      <style:graphic-properties draw:stroke="none" draw:fill="none" draw:fill-color="#ffffff" draw:textarea-vertical-align="bottom" draw:auto-grow-height="false" fo:min-height="1.397cm" fo:wrap-option="wrap"/>
    </style:style>
    <style:style style:name="MP3" style:family="paragraph">
      <style:text-properties fo:font-size="14pt" style:font-size-asian="14pt" style:font-size-complex="14pt"/>
    </style:style>
    <style:style style:name="MP5" style:family="paragraph">
      <style:paragraph-properties style:punctuation-wrap="simple" style:line-break="strict" style:writing-mode="lr-tb"/>
      <style:text-properties fo:font-size="14pt" style:font-size-asian="14pt" style:font-size-complex="14pt"/>
    </style:style>
    <style:style style:name="MP6" style:family="paragraph">
      <style:paragraph-properties fo:text-align="end"/>
      <style:text-properties fo:font-size="14pt" style:font-size-asian="14pt" style:font-size-complex="14pt"/>
    </style:style>
    <style:style style:name="MP7" style:family="paragraph">
      <style:paragraph-properties fo:text-align="end" style:punctuation-wrap="simple" style:line-break="strict" style:writing-mode="lr-tb"/>
      <style:text-properties fo:font-size="14pt" style:font-size-asian="14pt" style:font-size-complex="14pt"/>
    </style:style>
    <style:style style:name="MP12" style:family="paragraph">
      <style:paragraph-properties fo:text-align="center"/>
      <style:text-properties fo:font-size="14pt" style:font-size-asian="14pt" style:font-size-complex="14pt"/>
    </style:style>
    <style:style style:name="MP13" style:family="paragraph">
      <style:paragraph-properties fo:text-align="center" style:punctuation-wrap="simple" style:line-break="strict" style:writing-mode="lr-tb"/>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4" draw:text-style-name="MP5" draw:layer="backgroundobjects" svg:width="9.369cm" svg:height="1.396cm" svg:x="0cm" svg:y="0cm" presentation:class="header">
        <draw:text-box>
          <text:p text:style-name="MP3"><presentation:header/></text:p>
        </draw:text-box>
      </draw:frame>
      <draw:frame draw:style-name="Mgr4" draw:text-style-name="MP7" draw:layer="backgroundobjects" svg:width="9.369cm" svg:height="1.396cm" svg:x="12.22cm" svg:y="0cm" presentation:class="date-time">
        <draw:text-box>
          <text:p text:style-name="MP6"><presentation:date-time/></text:p>
        </draw:text-box>
      </draw:frame>
      <draw:frame draw:style-name="Mgr8" draw:text-style-name="MP5" draw:layer="backgroundobjects" svg:width="9.369cm" svg:height="1.396cm" svg:x="0cm" svg:y="26.543cm" presentation:class="footer">
        <draw:text-box>
          <text:p text:style-name="MP3"><presentation:footer/></text:p>
        </draw:text-box>
      </draw:frame>
      <draw:frame draw:style-name="Mgr8" draw:text-style-name="MP7" draw:layer="backgroundobjects" svg:width="9.369cm" svg:height="1.396cm" svg:x="12.22cm" svg:y="26.543cm" presentation:class="page-number">
        <draw:text-box>
          <text:p text:style-name="MP6"><text:page-number>&lt;number&gt;</text:page-number></text:p>
        </draw:text-box>
      </draw:frame>
    </style:handout-master>
    <style:master-page style:name="_28_Default_29__20_Title_20_Master" style:display-name="(Default) Title Master" style:page-layout-name="PM1" draw:style-name="Mdp1">
      <office:forms form:automatic-focus="false" form:apply-design-mode="false"/>
      <draw:frame presentation:style-name="Mpr9" draw:layer="backgroundobjects" svg:width="23.848cm" svg:height="4.494cm" svg:x="2.075cm" svg:y="5.617cm" presentation:class="title" presentation:placeholder="true">
        <draw:text-box/>
      </draw:frame>
      <draw:frame presentation:style-name="Mpr10" draw:layer="backgroundobjects" svg:width="19.631cm" svg:height="5.347cm" svg:x="4.183cm" svg:y="11cm" presentation:class="subtitle" presentation:placeholder="true">
        <draw:text-box/>
      </draw:frame>
      <draw:frame presentation:style-name="Mpr11" draw:text-style-name="MP5" draw:layer="backgroundobjects" svg:width="6.523cm" svg:height="1.448cm" svg:x="1.4cm" svg:y="19.131cm" presentation:class="date-time">
        <draw:text-box>
          <text:p text:style-name="MP3"><presentation:date-time/></text:p>
        </draw:text-box>
      </draw:frame>
      <draw:frame presentation:style-name="Mpr11" draw:text-style-name="MP13" draw:layer="backgroundobjects" svg:width="8.875cm" svg:height="1.448cm" svg:x="9.576cm" svg:y="19.131cm" presentation:class="footer">
        <draw:text-box>
          <text:p text:style-name="MP12"><presentation:footer/></text:p>
        </draw:text-box>
      </draw:frame>
      <draw:frame presentation:style-name="Mpr11" draw:text-style-name="MP7" draw:layer="backgroundobjects" svg:width="6.523cm" svg:height="1.448cm" svg:x="20.076cm" svg:y="19.131cm" presentation:class="page-number">
        <draw:text-box>
          <text:p text:style-name="MP6"><text:page-number>&lt;number&gt;</text:page-number></text:p>
        </draw:text-box>
      </draw:frame>
      <presentation:notes style:page-layout-name="PM0">
        <office:forms form:automatic-focus="false" form:apply-design-mode="false"/>
        <draw:page-thumbnail presentation:style-name="Mpr9" draw:layer="backgroundobjects" svg:width="13.968cm" svg:height="10.476cm" svg:x="3.81cm" svg:y="2.123cm" presentation:class="page"/>
        <draw:frame presentation:style-name="Mpr14" draw:layer="backgroundobjects" svg:width="17.271cm" svg:height="12.572cm" svg:x="2.159cm" svg:y="13.271cm" presentation:class="notes" presentation:placeholder="true">
          <draw:text-box/>
        </draw:frame>
        <draw:frame presentation:style-name="Mpr15" draw:text-style-name="MP5" draw:layer="backgroundobjects" svg:width="9.369cm" svg:height="1.396cm" svg:x="0cm" svg:y="0cm" presentation:class="header">
          <draw:text-box>
            <text:p text:style-name="MP3"><presentation:header/></text:p>
          </draw:text-box>
        </draw:frame>
        <draw:frame presentation:style-name="Mpr15" draw:text-style-name="MP7" draw:layer="backgroundobjects" svg:width="9.369cm" svg:height="1.396cm" svg:x="12.22cm" svg:y="0cm" presentation:class="date-time">
          <draw:text-box>
            <text:p text:style-name="MP6"><presentation:date-time/></text:p>
          </draw:text-box>
        </draw:frame>
        <draw:frame presentation:style-name="Mpr16" draw:text-style-name="MP5" draw:layer="backgroundobjects" svg:width="9.369cm" svg:height="1.396cm" svg:x="0cm" svg:y="26.543cm" presentation:class="footer">
          <draw:text-box>
            <text:p text:style-name="MP3"><presentation:footer/></text:p>
          </draw:text-box>
        </draw:frame>
        <draw:frame presentation:style-name="Mpr16" draw:text-style-name="MP7" draw:layer="backgroundobjects" svg:width="9.369cm" svg:height="1.396cm" svg:x="12.22cm" svg:y="26.543cm" presentation:class="page-number">
          <draw:text-box>
            <text:p text:style-name="MP6"><text:page-number>&lt;number&gt;</text:page-number></text:p>
          </draw:text-box>
        </draw:frame>
      </presentation:notes>
    </style:master-page>
    <style:master-page style:name="_28_Default_29__20_Title_2f_Text_20_Master" style:display-name="(Default) Title/Text Master" style:page-layout-name="PM1" draw:style-name="Mdp1">
      <draw:frame presentation:style-name="Mpr17" draw:layer="backgroundobjects" svg:width="25.199cm" svg:height="3.506cm" svg:x="1.4cm" svg:y="0.837cm" presentation:class="title" presentation:placeholder="true">
        <draw:text-box/>
      </draw:frame>
      <draw:frame presentation:style-name="Mpr18" draw:layer="backgroundobjects" svg:width="25.199cm" svg:height="13.859cm" svg:x="1.4cm" svg:y="4.914cm" presentation:class="outline" presentation:placeholder="true">
        <draw:text-box/>
      </draw:frame>
      <draw:frame presentation:style-name="Mpr19" draw:text-style-name="MP5" draw:layer="backgroundobjects" svg:width="6.523cm" svg:height="1.448cm" svg:x="1.4cm" svg:y="19.131cm" presentation:class="date-time">
        <draw:text-box>
          <text:p text:style-name="MP3"><presentation:date-time/></text:p>
        </draw:text-box>
      </draw:frame>
      <draw:frame presentation:style-name="Mpr19" draw:text-style-name="MP13" draw:layer="backgroundobjects" svg:width="8.875cm" svg:height="1.448cm" svg:x="9.576cm" svg:y="19.131cm" presentation:class="footer">
        <draw:text-box>
          <text:p text:style-name="MP12"><presentation:footer/></text:p>
        </draw:text-box>
      </draw:frame>
      <draw:frame presentation:style-name="Mpr19" draw:text-style-name="MP7" draw:layer="backgroundobjects" svg:width="6.523cm" svg:height="1.448cm" svg:x="20.076cm" svg:y="19.131cm" presentation:class="page-number">
        <draw:text-box>
          <text:p text:style-name="MP6"><text:page-number>&lt;number&gt;</text:page-number></text:p>
        </draw:text-box>
      </draw:frame>
      <presentation:notes style:page-layout-name="PM0">
        <draw:page-thumbnail presentation:style-name="Mpr17" draw:layer="backgroundobjects" svg:width="13.968cm" svg:height="10.476cm" svg:x="3.81cm" svg:y="2.123cm" presentation:class="page"/>
        <draw:frame presentation:style-name="Mpr20" draw:layer="backgroundobjects" svg:width="17.271cm" svg:height="12.572cm" svg:x="2.159cm" svg:y="13.271cm" presentation:class="notes" presentation:placeholder="true">
          <draw:text-box/>
        </draw:frame>
        <draw:frame presentation:style-name="Mpr21" draw:text-style-name="MP5" draw:layer="backgroundobjects" svg:width="9.369cm" svg:height="1.396cm" svg:x="0cm" svg:y="0cm" presentation:class="header">
          <draw:text-box>
            <text:p text:style-name="MP3"><presentation:header/></text:p>
          </draw:text-box>
        </draw:frame>
        <draw:frame presentation:style-name="Mpr21" draw:text-style-name="MP7" draw:layer="backgroundobjects" svg:width="9.369cm" svg:height="1.396cm" svg:x="12.22cm" svg:y="0cm" presentation:class="date-time">
          <draw:text-box>
            <text:p text:style-name="MP6"><presentation:date-time/></text:p>
          </draw:text-box>
        </draw:frame>
        <draw:frame presentation:style-name="Mpr22" draw:text-style-name="MP5" draw:layer="backgroundobjects" svg:width="9.369cm" svg:height="1.396cm" svg:x="0cm" svg:y="26.543cm" presentation:class="footer">
          <draw:text-box>
            <text:p text:style-name="MP3"><presentation:footer/></text:p>
          </draw:text-box>
        </draw:frame>
        <draw:frame presentation:style-name="Mpr22" draw:text-style-name="MP7" draw:layer="backgroundobjects" svg:width="9.369cm" svg:height="1.396cm" svg:x="12.22cm" svg:y="26.543cm" presentation:class="page-number">
          <draw:text-box>
            <text:p text:style-name="MP6"><text:page-number>&lt;number&gt;</text:page-number></text:p>
          </draw:text-box>
        </draw:frame>
      </presentation:notes>
    </style:master-page>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meta>
    <meta:creation-date>2010-06-01T14:45:07.01</meta:creation-date>
    <dc:date>2011-10-08T16:47:09</dc:date>
    <meta:editing-duration>PT0.016S</meta:editing-duration>
    <meta:editing-cycles>3</meta:editing-cycles>
    <meta:document-statistic meta:object-count="38"/>
    <meta:generator>IBM_Lotus_Symphony/3.0$Win32 OpenOffice.org_project/310m11$Build-9399</meta:generator>
    <dc:creator>hanbiao</dc:creator>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xmlns:prodtools="http://www.ibm.com/xmlns/prodtools" office:version="1.1">
  <office:scripts/>
  <office:font-face-decls>
    <style:font-face style:name="Tahoma1" svg:font-family="Tahoma"/>
    <style:font-face style:name="Arial1" svg:font-family="Arial" style:font-pitch="variable"/>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adornments="Bold" style:font-family-generic="script" style:font-pitch="variable"/>
    <style:font-face style:name="Arial" svg:font-family="Arial" style:font-family-generic="swiss" style:font-pitch="variable"/>
  </office:font-face-decls>
  <office:automatic-styles>
    <style:style style:name="P6" style:family="paragraph" style:parent-style-name="_31_.Heading_20_1" style:master-page-name="">
      <style:paragraph-properties fo:margin-top="0.423cm" fo:margin-bottom="0.212cm" style:page-number="0" fo:keep-with-next="always"/>
      <style:text-properties style:font-name="Comic Sans MS" fo:font-size="26pt" fo:font-style="normal" fo:font-weight="bold" fo:background-color="transparent" style:font-name-asian="Comic Sans MS" style:font-size-asian="18pt" style:font-style-asian="normal" style:font-weight-asian="bold" style:font-name-complex="Comic Sans MS" style:font-size-complex="18pt" style:font-style-complex="normal" style:font-weight-complex="bold"/>
    </style:style>
    <style:style style:name="fr7"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P9" style:family="paragraph" style:parent-style-name="_31_.Heading_20_1" style:master-page-name="">
      <style:paragraph-properties fo:margin-top="0.1665in" fo:margin-bottom="0.0835in" style:page-number="0" fo:keep-with-next="always"/>
      <style:text-properties style:font-name="Comic Sans MS" fo:font-size="26pt" fo:font-style="normal" fo:font-weight="bold" fo:background-color="transparent" style:font-name-asian="Comic Sans MS" style:font-size-asian="18pt" style:font-style-asian="normal" style:font-weight-asian="bold" style:font-name-complex="Comic Sans MS" style:font-size-complex="18pt" style:font-style-complex="normal"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text:style-name="Numbering_20_1">
        <text:list-header>
          <text:h text:style-name="P9" text:outline-level="1">This is an embedded document!</text:h>
        </text:list-header>
      </text:list>
      <text:h text:style-name="_31_.Heading_20_1" text:outline-level="1">This is an embedded document with a picture.</text:h>
      <text:p text:style-name="Text_20_Body_20_Single"><draw:frame draw:style-name="fr7" draw:name="Graphic1" text:anchor-type="as-char" svg:width="4.096cm" svg:height="3.919cm" draw:z-index="0"><draw:image xlink:href="Pictures/10000012000000320000003255C8389B.gif" xlink:type="simple" xlink:show="embed" xlink:actuate="onLoad"/></draw:frame></text:p>
    </office:tex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xmlns:prodtools="http://www.ibm.com/xmlns/prodtools" office:version="1.1">
  <office:font-face-decls>
    <style:font-face style:name="Tahoma1" svg:font-family="Tahoma"/>
    <style:font-face style:name="Arial1" svg:font-family="Arial" style:font-pitch="variable"/>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adornments="Bold" style:font-family-generic="script" style:font-pitch="variable"/>
    <style:font-face style:name="Arial" svg:font-family="Arial" style:font-family-generic="swiss" style:font-pitch="variable"/>
  </office:font-face-decls>
  <office:styles>
    <style:default-style style:family="graphic">
      <style:graphic-properties draw:start-line-spacing-horizontal="0.283cm" draw:start-line-spacing-vertical="0.283cm" draw:end-line-spacing-horizontal="0.283cm" draw:end-line-spacing-vertical="0.283cm"/>
      <style:paragraph-properties style:text-autospace="ideograph-alpha" style:line-break="strict" style:writing-mode="lr-tb">
        <style:tab-stops/>
      </style:paragraph-properties>
      <style:text-properties style:use-window-font-color="true" style:font-name="Times New Roman" fo:font-size="12pt" fo:language="en" fo:country="US" style:font-name-asian="Arial1" style:font-size-asian="12pt" style:language-asian="none" style:country-asian="none" style:font-name-complex="Tahoma" style:font-size-complex="12pt" style:language-complex="none" style:country-complex="none"/>
    </style:default-style>
    <style:default-style style:family="paragraph">
      <style:paragraph-properties fo:hyphenation-remain-char-count="2" fo:hyphenation-push-char-count="2"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Arial1" style:font-size-asian="12pt" style:language-asian="none" style:country-asian="none" style:font-name-complex="Tahoma" style:font-size-complex="12pt" style:language-complex="none" style:country-complex="none" fo:hyphenate="false"/>
    </style:default-style>
    <style:style style:name="Default_20_Text" style:display-name="Default Text" style:family="paragraph" style:class="text"/>
    <style:style style:name="Text_20_Body_20_Single" style:display-name="Text Body Single" style:family="paragraph" style:parent-style-name="Default_20_Text">
      <style:paragraph-properties fo:margin-top="0cm" fo:margin-bottom="0.212cm"/>
    </style:style>
    <style:style style:name="Heading" style:family="paragraph" style:parent-style-name="Default_20_Text" style:next-style-name="Text_20_Body_20_Single"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Heading_20_1" style:display-name="Heading 1" style:family="paragraph" style:parent-style-name="Heading" style:next-style-name="Text_20_Body_20_Single">
      <style:text-properties fo:font-size="115%" fo:font-weight="bold" style:font-size-asian="115%" style:font-weight-asian="bold" style:font-size-complex="115%" style:font-weight-complex="bold"/>
    </style:style>
    <style:style style:name="List" style:family="paragraph" style:parent-style-name="Text_20_Body_20_Single" style:class="list">
      <style:text-properties style:font-name-complex="Tahoma1"/>
    </style:style>
    <style:style style:name="Caption" style:family="paragraph" style:parent-style-name="Default_20_Text"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Default_20_Text" style:class="index">
      <style:paragraph-properties text:number-lines="false" text:line-number="0"/>
      <style:text-properties style:font-name-complex="Tahoma1"/>
    </style:style>
    <style:style style:name="Default_20_Text" style:display-name="Default Text" style:family="paragraph" style:class="text"/>
    <style:style style:name="Heading_20_1" style:display-name="Heading 1" style:family="paragraph" style:parent-style-name="Heading" style:next-style-name="Text_20_Body_20_Single">
      <style:text-properties fo:font-size="115%" fo:font-weight="bold" style:font-size-asian="115%" style:font-weight-asian="bold" style:font-size-complex="115%" style:font-weight-complex="bold"/>
    </style:style>
    <style:style style:name="_31_.Heading_20_1" style:display-name="1.Heading 1" style:family="paragraph" style:parent-style-name="Heading" style:next-style-name="Text_20_Body_20_Single" style:list-style-name="Numbering_20_1" style:list-level="1">
      <style:text-properties fo:font-size="115%" fo:font-weight="bold" style:font-size-asian="115%" style:font-weight-asian="bold" style:font-size-complex="115%" style:font-weight-complex="bold"/>
    </style:style>
    <style:style style:name="Text_20_Body_20_Single" style:display-name="Text Body Single" style:family="paragraph" style:parent-style-name="Default_20_Text">
      <style:paragraph-properties fo:margin-top="0cm" fo:margin-bottom="0.212cm"/>
    </style:style>
    <style:style style:name="Numbering_20_Symbols" style:display-name="Numbering Symbols" style:family="text"/>
    <style:style style:name="Graphics" style:family="graphic">
      <style:graphic-properties text:anchor-type="as-char" svg:x="0cm" svg:y="0cm" style:wrap="none" style:vertical-pos="top" style:vertical-rel="baseline"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Outline">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Outline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8">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8"/>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xmlns:prodtools="http://www.ibm.com/xmlns/prodtools" office:version="1.1">
  <office:scripts/>
  <office:font-face-decls>
    <style:font-face style:name="Arial1" svg:font-family="Arial"/>
    <style:font-face style:name="Tahoma1" svg:font-family="Tahoma"/>
    <style:font-face style:name="SimSun" svg:font-family="SimSun" style:font-pitch="variable"/>
    <style:font-face style:name="Tahoma" svg:font-family="Tahoma" style:font-pitch="variable"/>
    <style:font-face style:name="Arial" svg:font-family="Arial" style:font-family-generic="roman" style:font-pitch="variable"/>
    <style:font-face style:name="Comic Sans MS" svg:font-family="'Comic Sans MS'" style:font-adornments="Bold" style:font-family-generic="script" style:font-pitch="variable"/>
    <style:font-face style:name="Arial2" svg:font-family="Arial" style:font-family-generic="swiss" style:font-pitch="variable"/>
  </office:font-face-decls>
  <office:automatic-styles>
    <style:style style:name="P5" style:family="paragraph" style:parent-style-name="_31_.Heading_20_1" style:master-page-name="">
      <style:paragraph-properties fo:margin-top="0.423cm" fo:margin-bottom="0.212cm" style:page-number="0" fo:keep-with-next="always"/>
      <style:text-properties style:font-name="Comic Sans MS" fo:font-size="26pt" fo:font-style="normal" fo:font-weight="bold" fo:background-color="transparent" style:font-name-asian="Comic Sans MS" style:font-size-asian="18pt" style:font-style-asian="normal" style:font-weight-asian="bold" style:font-name-complex="Comic Sans MS" style:font-size-complex="18pt" style:font-style-complex="normal" style:font-weight-complex="bold"/>
    </style:style>
    <style:style style:name="fr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text:style-name="Numbering_20_1">
        <text:list-item>
          <text:h text:style-name="P5" text:outline-level="1">This is another embedded document!</text:h>
        </text:list-item>
      </text:list>
      <text:p text:style-name="Text_20_Body_20_Single">This is another embedded document with another picture.</text:p>
      <text:p text:style-name="Text_20_Body_20_Single"><draw:frame draw:style-name="fr6" draw:name="Graphic1" text:anchor-type="as-char" svg:width="7.142cm" svg:height="3.434cm" draw:z-index="0"><draw:image xlink:href="Pictures/10000000000002010000015DD0796DBE.png" xlink:type="simple" xlink:show="embed" xlink:actuate="onLoad"/></draw:frame></text:p>
      <text:p text:style-name="Default_20_Text"/>
    </office:tex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xmlns:prodtools="http://www.ibm.com/xmlns/prodtools" office:version="1.1">
  <office:font-face-decls>
    <style:font-face style:name="Arial1" svg:font-family="Arial"/>
    <style:font-face style:name="Tahoma1" svg:font-family="Tahoma"/>
    <style:font-face style:name="SimSun" svg:font-family="SimSun" style:font-pitch="variable"/>
    <style:font-face style:name="Tahoma" svg:font-family="Tahoma" style:font-pitch="variable"/>
    <style:font-face style:name="Arial" svg:font-family="Arial" style:font-family-generic="roman" style:font-pitch="variable"/>
    <style:font-face style:name="Comic Sans MS" svg:font-family="'Comic Sans MS'" style:font-adornments="Bold" style:font-family-generic="script" style:font-pitch="variable"/>
    <style:font-face style:name="Arial2" svg:font-family="Arial" style:font-family-generic="swiss" style:font-pitch="variable"/>
  </office:font-face-decls>
  <office:styles>
    <style:default-style style:family="graphic">
      <style:graphic-properties draw:start-line-spacing-horizontal="0.283cm" draw:start-line-spacing-vertical="0.283cm" draw:end-line-spacing-horizontal="0.283cm" draw:end-line-spacing-vertical="0.283cm"/>
      <style:paragraph-properties style:text-autospace="ideograph-alpha" style:line-break="strict" style:writing-mode="lr-tb">
        <style:tab-stops/>
      </style:paragraph-properties>
      <style:text-properties style:use-window-font-color="true" style:font-name="Arial" fo:font-size="12pt" fo:language="en" fo:country="US" style:font-name-asian="SimSun" style:font-size-asian="12pt" style:language-asian="zh" style:country-asian="CN" style:font-name-complex="Tahoma" style:font-size-complex="12pt" style:language-complex="none" style:country-complex="none"/>
    </style:default-style>
    <style:default-style style:family="paragraph">
      <style:paragraph-properties fo:hyphenation-remain-char-count="2" fo:hyphenation-push-char-count="2" fo:hyphenation-ladder-count="no-limit" style:text-autospace="ideograph-alpha" style:punctuation-wrap="hanging" style:line-break="strict" style:tab-stop-distance="1.251cm" style:writing-mode="page"/>
      <style:text-properties style:use-window-font-color="true" style:font-name="Arial" fo:font-size="12pt" fo:language="en" fo:country="US" style:font-name-asian="SimSun" style:font-size-asian="12pt" style:language-asian="zh" style:country-asian="CN" style:font-name-complex="Tahoma" style:font-size-complex="12pt" style:language-complex="none" style:country-complex="none" fo:hyphenate="false"/>
    </style:default-style>
    <style:style style:name="Default_20_Text" style:display-name="Default Text" style:family="paragraph" style:class="text"/>
    <style:style style:name="Text_20_Body_20_Single" style:display-name="Text Body Single" style:family="paragraph" style:parent-style-name="Default_20_Text">
      <style:paragraph-properties fo:margin-top="0cm" fo:margin-bottom="0.212cm"/>
    </style:style>
    <style:style style:name="Heading" style:family="paragraph" style:parent-style-name="Default_20_Text" style:next-style-name="Text_20_Body_20_Single" style:class="text">
      <style:paragraph-properties fo:margin-top="0.423cm" fo:margin-bottom="0.212cm" fo:keep-with-next="always"/>
      <style:text-properties style:font-name="Arial2" fo:font-size="14pt" style:font-name-asian="SimSun" style:font-size-asian="14pt" style:font-name-complex="Tahoma" style:font-size-complex="14pt"/>
    </style:style>
    <style:style style:name="Heading_20_1" style:display-name="Heading 1" style:family="paragraph" style:parent-style-name="Heading" style:next-style-name="Text_20_Body_20_Single">
      <style:text-properties fo:font-size="115%" fo:font-weight="bold" style:font-size-asian="115%" style:font-weight-asian="bold" style:font-size-complex="115%" style:font-weight-complex="bold"/>
    </style:style>
    <style:style style:name="List" style:family="paragraph" style:parent-style-name="Text_20_Body_20_Single" style:class="list">
      <style:text-properties style:font-name="Arial1" style:font-name-complex="Tahoma1"/>
    </style:style>
    <style:style style:name="Caption" style:family="paragraph" style:parent-style-name="Default_20_Text" style:class="extra">
      <style:paragraph-properties fo:margin-top="0.212cm" fo:margin-bottom="0.212cm" text:number-lines="false" text:line-number="0"/>
      <style:text-properties style:font-name="Arial1" fo:font-size="10pt" fo:font-style="italic" style:font-size-asian="10pt" style:font-style-asian="italic" style:font-name-complex="Tahoma1" style:font-size-complex="10pt" style:font-style-complex="italic"/>
    </style:style>
    <style:style style:name="Index" style:family="paragraph" style:parent-style-name="Default_20_Text" style:class="index">
      <style:paragraph-properties text:number-lines="false" text:line-number="0"/>
      <style:text-properties style:font-name="Arial1" style:font-name-complex="Tahoma1"/>
    </style:style>
    <style:style style:name="Default_20_Text" style:display-name="Default Text" style:family="paragraph" style:class="text"/>
    <style:style style:name="Heading_20_1" style:display-name="Heading 1" style:family="paragraph" style:parent-style-name="Heading" style:next-style-name="Text_20_Body_20_Single">
      <style:text-properties fo:font-size="115%" fo:font-weight="bold" style:font-size-asian="115%" style:font-weight-asian="bold" style:font-size-complex="115%" style:font-weight-complex="bold"/>
    </style:style>
    <style:style style:name="_31_.Heading_20_1" style:display-name="1.Heading 1" style:family="paragraph" style:parent-style-name="Heading" style:next-style-name="Text_20_Body_20_Single" style:list-style-name="Numbering_20_1" style:list-level="1">
      <style:text-properties fo:font-size="115%" fo:font-weight="bold" style:font-size-asian="115%" style:font-weight-asian="bold" style:font-size-complex="115%" style:font-weight-complex="bold"/>
    </style:style>
    <style:style style:name="Text_20_Body_20_Single" style:display-name="Text Body Single" style:family="paragraph" style:parent-style-name="Default_20_Text">
      <style:paragraph-properties fo:margin-top="0cm" fo:margin-bottom="0.212cm"/>
    </style:style>
    <style:style style:name="Numbering_20_Symbols" style:display-name="Numbering Symbols" style:family="text"/>
    <style:style style:name="Graphics" style:family="graphic">
      <style:graphic-properties text:anchor-type="as-char" svg:x="0cm" svg:y="0cm" style:wrap="none" style:vertical-pos="top" style:vertical-rel="baseline"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4">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4"/>
  </office:master-styles>
</office:document-styles>
</file>